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ro1" style:family="table-row">
      <style:table-row-properties style:row-height="8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1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etres</text:p>
          </table:table-cell>
          <table:table-cell/>
          <table:table-cell table:style-name="ce1" office:value-type="string" calcext:value-type="string">
            <text:p>20 ft</text:p>
          </table:table-cell>
          <table:table-cell table:style-name="ce1" office:value-type="string" calcext:value-type="string">
            <text:p>40 ft</text:p>
          </table:table-cell>
          <table:table-cell table:style-name="ce1" office:value-type="string" calcext:value-type="string">
            <text:p>40 ft high-cube</text:p>
          </table:table-cell>
          <table:table-cell table:style-name="ce1" office:value-type="string" calcext:value-type="string">
            <text:p>45 ft high-cube</text:p>
          </table:table-cell>
          <table:table-cell table:style-name="ce1" office:value-type="string" calcext:value-type="string">
            <text:p>48 ft</text:p>
          </table:table-cell>
          <table:table-cell table:style-name="ce1" office:value-type="string" calcext:value-type="string">
            <text:p>53 ft<text:a xlink:href="https://en.wikipedia.org/wiki/Intermodal_container#cite_note-73" xlink:type="simple">[61]</text:a>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External</text:p>
            <text:p>dimensions</text:p>
          </table:table-cell>
          <table:table-cell table:style-name="ce1" office:value-type="string" calcext:value-type="string">
            <text:p>Length</text:p>
          </table:table-cell>
          <table:table-cell table:style-name="ce2" office:value-type="float" office:value="6.058" calcext:value-type="float">
            <text:p>6.058</text:p>
          </table:table-cell>
          <table:table-cell table:number-columns-repeated="2" table:style-name="ce2" office:value-type="float" office:value="12.192" calcext:value-type="float">
            <text:p>12.192</text:p>
          </table:table-cell>
          <table:table-cell table:style-name="ce2" office:value-type="float" office:value="13.716" calcext:value-type="float">
            <text:p>13.716</text:p>
          </table:table-cell>
          <table:table-cell table:style-name="ce2" office:value-type="float" office:value="14.63" calcext:value-type="float">
            <text:p>14.63</text:p>
          </table:table-cell>
          <table:table-cell table:style-name="ce2" office:value-type="float" office:value="16.154" calcext:value-type="float">
            <text:p>16.154</text:p>
          </table:table-cell>
        </table:table-row>
        <table:table-row table:style-name="ro2">
          <table:covered-table-cell/>
          <table:table-cell table:style-name="ce1" office:value-type="string" calcext:value-type="string">
            <text:p>Width</text:p>
          </table:table-cell>
          <table:table-cell table:number-columns-repeated="4" table:style-name="ce2" office:value-type="float" office:value="2.438" calcext:value-type="float">
            <text:p>2.438</text:p>
          </table:table-cell>
          <table:table-cell table:number-columns-repeated="2" table:style-name="ce2" office:value-type="float" office:value="2.591" calcext:value-type="float">
            <text:p>2.591</text:p>
          </table:table-cell>
        </table:table-row>
        <table:table-row table:style-name="ro2">
          <table:covered-table-cell/>
          <table:table-cell table:style-name="ce1" office:value-type="string" calcext:value-type="string">
            <text:p>Height</text:p>
          </table:table-cell>
          <table:table-cell table:number-columns-repeated="2" table:style-name="ce2" office:value-type="float" office:value="2.591" calcext:value-type="float">
            <text:p>2.591</text:p>
          </table:table-cell>
          <table:table-cell table:number-columns-repeated="4" table:style-name="ce2" office:value-type="float" office:value="2.896" calcext:value-type="float">
            <text:p>2.896</text:p>
          </table:table-cell>
        </table:table-row>
        <table:table-row table:style-name="ro3">
          <table:table-cell office:value-type="string" calcext:value-type="string">
            <text:p>OO mm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Length</text:p>
          </table:table-cell>
          <table:table-cell table:style-name="ce3" table:formula="of:=([.C2]/76.2)*1000" office:value-type="float" office:value="79.501312335958" calcext:value-type="float">
            <text:p>79.5</text:p>
          </table:table-cell>
          <table:table-cell table:style-name="ce3" table:formula="of:=([.D2]/76.2)*1000" office:value-type="float" office:value="160" calcext:value-type="float">
            <text:p>160.0</text:p>
          </table:table-cell>
          <table:table-cell table:style-name="ce3" table:formula="of:=([.E2]/76.2)*1000" office:value-type="float" office:value="160" calcext:value-type="float">
            <text:p>160.0</text:p>
          </table:table-cell>
          <table:table-cell table:style-name="ce3" table:formula="of:=([.F2]/76.2)*1000" office:value-type="float" office:value="180" calcext:value-type="float">
            <text:p>180.0</text:p>
          </table:table-cell>
          <table:table-cell table:style-name="ce3" table:formula="of:=([.G2]/76.2)*1000" office:value-type="float" office:value="191.994750656168" calcext:value-type="float">
            <text:p>192.0</text:p>
          </table:table-cell>
          <table:table-cell table:style-name="ce3" table:formula="of:=([.H2]/76.2)*1000" office:value-type="float" office:value="211.994750656168" calcext:value-type="float">
            <text:p>212.0</text:p>
          </table:table-cell>
        </table:table-row>
        <table:table-row table:style-name="ro2">
          <table:table-cell/>
          <table:table-cell table:style-name="ce1" office:value-type="string" calcext:value-type="string">
            <text:p>Width</text:p>
          </table:table-cell>
          <table:table-cell table:style-name="ce3" table:formula="of:=([.C3]/76.2)*1000" office:value-type="float" office:value="31.994750656168" calcext:value-type="float">
            <text:p>32.0</text:p>
          </table:table-cell>
          <table:table-cell table:style-name="ce3" table:formula="of:=([.D3]/76.2)*1000" office:value-type="float" office:value="31.994750656168" calcext:value-type="float">
            <text:p>32.0</text:p>
          </table:table-cell>
          <table:table-cell table:style-name="ce3" table:formula="of:=([.E3]/76.2)*1000" office:value-type="float" office:value="31.994750656168" calcext:value-type="float">
            <text:p>32.0</text:p>
          </table:table-cell>
          <table:table-cell table:style-name="ce3" table:formula="of:=([.F3]/76.2)*1000" office:value-type="float" office:value="31.994750656168" calcext:value-type="float">
            <text:p>32.0</text:p>
          </table:table-cell>
          <table:table-cell table:style-name="ce3" table:formula="of:=([.G3]/76.2)*1000" office:value-type="float" office:value="34.002624671916" calcext:value-type="float">
            <text:p>34.0</text:p>
          </table:table-cell>
          <table:table-cell table:style-name="ce3" table:formula="of:=([.H3]/76.2)*1000" office:value-type="float" office:value="34.002624671916" calcext:value-type="float">
            <text:p>34.0</text:p>
          </table:table-cell>
        </table:table-row>
        <table:table-row table:style-name="ro2">
          <table:table-cell/>
          <table:table-cell table:style-name="ce1" office:value-type="string" calcext:value-type="string">
            <text:p>Height</text:p>
          </table:table-cell>
          <table:table-cell table:style-name="ce3" table:formula="of:=([.C4]/76.2)*1000" office:value-type="float" office:value="34.002624671916" calcext:value-type="float">
            <text:p>34.0</text:p>
          </table:table-cell>
          <table:table-cell table:style-name="ce3" table:formula="of:=([.D4]/76.2)*1000" office:value-type="float" office:value="34.002624671916" calcext:value-type="float">
            <text:p>34.0</text:p>
          </table:table-cell>
          <table:table-cell table:style-name="ce3" table:formula="of:=([.E4]/76.2)*1000" office:value-type="float" office:value="38.005249343832" calcext:value-type="float">
            <text:p>38.0</text:p>
          </table:table-cell>
          <table:table-cell table:style-name="ce3" table:formula="of:=([.F4]/76.2)*1000" office:value-type="float" office:value="38.005249343832" calcext:value-type="float">
            <text:p>38.0</text:p>
          </table:table-cell>
          <table:table-cell table:style-name="ce3" table:formula="of:=([.G4]/76.2)*1000" office:value-type="float" office:value="38.005249343832" calcext:value-type="float">
            <text:p>38.0</text:p>
          </table:table-cell>
          <table:table-cell table:style-name="ce3" table:formula="of:=([.H4]/76.2)*1000" office:value-type="float" office:value="38.005249343832" calcext:value-type="float">
            <text:p>38.0</text:p>
          </table:table-cell>
        </table:table-row>
        <table:table-row table:style-name="ro2">
          <table:table-cell table:number-columns-repeated="8"/>
        </table:table-row>
        <table:table-row table:style-name="ro4" table:number-rows-repeated="4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8:39:04.667000000</meta:creation-date>
    <dc:date>2020-08-30T18:49:34.317000000</dc:date>
    <meta:editing-duration>PT16S</meta:editing-duration>
    <meta:editing-cycles>1</meta:editing-cycles>
    <meta:document-statistic meta:table-count="1" meta:cell-count="51" meta:object-count="0"/>
    <meta:generator>LibreOffice/6.2.8.2$Windows_X86_64 LibreOffice_project/f82ddfca21ebc1e222a662a32b25c0c9d20169ee</meta:generator>
  </office:meta>
</office:document-meta>
</file>